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style:text-properties style:font-name="Fira Code" fo:font-size="11pt" officeooo:rsid="00106a7c" officeooo:paragraph-rsid="00106a7c" style:font-size-asian="11pt" style:font-size-complex="11pt"/>
    </style:style>
    <style:style style:name="P3" style:family="paragraph" style:parent-style-name="Standard"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4" style:family="paragraph" style:parent-style-name="Standard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179574" style:font-size-asian="11pt" style:font-size-complex="11pt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9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179574" style:font-size-asian="11pt" style:font-style-asian="normal" style:font-size-complex="11pt" style:font-style-complex="normal"/>
    </style:style>
    <style:style style:name="P3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officeooo:rsid="000f714e"/>
    </style:style>
    <style:style style:name="T8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9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0" style:family="text">
      <style:text-properties officeooo:rsid="001a05e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7">endpoints</text:span>:</text:p>
      <text:p text:style-name="P2"/>
      <text:list xml:id="list2430702505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9">/user/staff(POST): for staff register</text:p>
            </text:list-item>
            <text:list-item>
              <text:p text:style-name="P19">/user/login(POST): for login</text:p>
            </text:list-item>
            <text:list-item>
              <text:p text:style-name="P19">/user/logout(POST): for logout</text:p>
            </text:list-item>
            <text:list-item>
              <text:p text:style-name="P19">/user/me (GET): for getting user profile</text:p>
            </text:list-item>
            <text:list-item>
              <text:p text:style-name="P19">/user/me(PATCH): for updating user profile. User will be able to update <text:tab/><text:tab/><text:tab/><text:tab/> only the allowed fields</text:p>
            </text:list-item>
            <text:list-item>
              <text:p text:style-name="P19">/user/id(PATCH): for updating user by admin</text:p>
            </text:list-item>
            <text:list-item>
              <text:p text:style-name="P19">/user/id(DELETE): for deleting user</text:p>
            </text:list-item>
            <text:list-item>
              <text:p text:style-name="P19">/user/sendotp(POST): for sending OTP</text:p>
            </text:list-item>
            <text:list-item>
              <text:p text:style-name="P19">/user/verifyotp(POST): for verifying OTP</text:p>
            </text:list-item>
            <text:list-item>
              <text:p text:style-name="P20">/user/resetpassword(POST): for resetting password</text:p>
            </text:list-item>
            <text:list-item>
              <text:p text:style-name="P21">/<text:span text:style-name="T10">login/google(GET): for logging in with google</text:span></text:p>
            </text:list-item>
            <text:list-item>
              <text:p text:style-name="P22">/<text:span text:style-name="T10">login/facebook(GET): for logging in with facebook</text:span></text:p>
            </text:list-item>
          </text:list>
          <text:p text:style-name="P23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5">user: can only get</text:p>
            </text:list-item>
          </text:list>
        </text:list-item>
      </text:list>
      <text:p text:style-name="P5"/>
      <text:list xml:id="list104324764803780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4">user: can only post and get their own requests</text:p>
            </text:list-item>
          </text:list>
        </text:list-item>
      </text:list>
      <text:p text:style-name="P5"/>
      <text:list xml:id="list104324895644888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4">user: can only post and get their own orders</text:p>
            </text:list-item>
          </text:list>
        </text:list-item>
      </text:list>
      <text:p text:style-name="P5"/>
      <text:list xml:id="list104323987438677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5">/usediscount: use the discount using the discount code</text:p>
            </text:list-item>
            <text:list-item>
              <text:p text:style-name="P25">/abondondiscount: remove the used discount code from the cart</text:p>
              <text:p text:style-name="P25"/>
            </text:list-item>
          </text:list>
        </text:list-item>
      </text:list>
      <text:p text:style-name="P3"/>
      <text:list xml:id="list104324083713852" text:continue-numbering="true" text:style-name="L1">
        <text:list-item>
          <text:p text:style-name="P11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8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8">user: can only </text:span><text:span text:style-name="T9">get for getting the products according to the categories</text:span></text:p>
              <text:p text:style-name="P30"/>
            </text:list-item>
          </text:list>
        </text:list-item>
      </text:list>
      <text:p text:style-name="P6"/>
      <text:list xml:id="list104325336896920" text:continue-numbering="true" text:style-name="L1">
        <text:list-item>
          <text:p text:style-name="P18"><text:span text:style-name="T4">/</text:span><text:span text:style-name="T6">blog: It will have CRUD operation. </text:span><text:span text:style-name="T2">Operations will be verified per user </text:span><text:span text:style-name="T6">r</text:span><text:span text:style-name="T2">ole <text:tab/> <text:s/>and access.</text:span></text:p>
          <text:list>
            <text:list-item>
              <text:p text:style-name="P29">admin and super-admin: can access all api</text:p>
            </text:list-item>
            <text:list-item>
              <text:p text:style-name="P17"><text:span text:style-name="T6">user</text:span><text:span text:style-name="T1"> : c</text:span><text:span text:style-name="T6">an get only</text:span></text:p>
            </text:list-item>
          </text:list>
        </text:list-item>
      </text:list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4T18:27:30.742246144</dc:date>
    <meta:editing-duration>PT2H29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85" meta:character-count="2168" meta:non-whitespace-character-count="1842"/>
  </office:meta>
</office:document-meta>
</file>